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eaea" officeooo:paragraph-rsid="001aeae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975a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b5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30th</text:span> of <text:span text:style-name="T3">Se</text:span><text:span text:style-name="T4">ptember </text:span>202<text:span text:style-name="T4">5</text:span> under the <text:span text:style-name="T5">48th</text:span> PA Meeting.</text:p>
      <text:p text:style-name="P1"/>
      <text:p text:style-name="P1">The Assembly, recognising the current situation,</text:p>
      <text:p text:style-name="P1"/>
      <text:p text:style-name="P4">Constitutes the need to revoke M30-7, to increase the speed of HS rail, as this causes mass derailing and would require all rail lines being partially rebuilt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48-4: To revoke M30-7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30T19:04:30.567281465</dc:date>
    <meta:editing-duration>PT2M24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58" meta:character-count="363" meta:non-whitespace-character-count="312"/>
  </office:meta>
</office:document-meta>
</file>